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32052" officeooo:paragraph-rsid="00032052"/>
    </style:style>
    <style:style style:name="P2" style:family="paragraph" style:parent-style-name="Standard" style:list-style-name="L1">
      <style:paragraph-properties fo:line-height="115%"/>
      <style:text-properties officeooo:rsid="00032052" officeooo:paragraph-rsid="00032052"/>
    </style:style>
    <style:style style:name="P3" style:family="paragraph" style:parent-style-name="Standard" style:list-style-name="L2">
      <style:paragraph-properties fo:line-height="115%"/>
      <style:text-properties officeooo:rsid="00032052" officeooo:paragraph-rsid="00032052"/>
    </style:style>
    <style:style style:name="P4" style:family="paragraph" style:parent-style-name="Standard" style:list-style-name="L4">
      <style:paragraph-properties fo:line-height="115%"/>
      <style:text-properties officeooo:rsid="00032052" officeooo:paragraph-rsid="00032052"/>
    </style:style>
    <style:style style:name="P5" style:family="paragraph" style:parent-style-name="Standard" style:list-style-name="L4">
      <style:paragraph-properties fo:line-height="115%"/>
      <style:text-properties officeooo:rsid="000408b1" officeooo:paragraph-rsid="000408b1"/>
    </style:style>
    <style:style style:name="P6" style:family="paragraph" style:parent-style-name="Standard" style:list-style-name="L5">
      <style:paragraph-properties fo:line-height="115%"/>
      <style:text-properties officeooo:rsid="000408b1" officeooo:paragraph-rsid="000408b1"/>
    </style:style>
    <style:style style:name="P7" style:family="paragraph" style:parent-style-name="Standard" style:list-style-name="L4">
      <style:paragraph-properties fo:line-height="115%"/>
      <style:text-properties officeooo:rsid="0005f54d" officeooo:paragraph-rsid="0005f54d"/>
    </style:style>
    <style:style style:name="P8" style:family="paragraph" style:parent-style-name="Standard" style:list-style-name="L4">
      <style:paragraph-properties fo:line-height="115%"/>
      <style:text-properties officeooo:rsid="000b6313" officeooo:paragraph-rsid="000b6313"/>
    </style:style>
    <style:style style:name="P9" style:family="paragraph" style:parent-style-name="Standard" style:list-style-name="L4">
      <style:paragraph-properties fo:line-height="115%"/>
      <style:text-properties officeooo:rsid="000b7792" officeooo:paragraph-rsid="000b7792"/>
    </style:style>
    <style:style style:name="T1" style:family="text">
      <style:text-properties officeooo:rsid="000408b1"/>
    </style:style>
    <style:style style:name="T2" style:family="text">
      <style:text-properties officeooo:rsid="0005bc1a"/>
    </style:style>
    <style:style style:name="T3" style:family="text">
      <style:text-properties officeooo:rsid="000a9e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erflächentypen: <text:span text:style-name="T1">Pre-Sets</text:span></text:p>
      <text:list xml:id="list3637174118" text:style-name="L5">
        <text:list-item>
          <text:p text:style-name="P6">Login</text:p>
        </text:list-item>
        <text:list-item>
          <text:p text:style-name="P6">Logout</text:p>
        </text:list-item>
        <text:list-item>
          <text:p text:style-name="P6">Suchfunktion</text:p>
        </text:list-item>
      </text:list>
      <text:list xml:id="list2856284053" text:style-name="L4">
        <text:list-item>
          <text:p text:style-name="P4"><text:span text:style-name="T1">worauf das </text:span>Sekretariat <text:span text:style-name="T1">Zugriff hat:</text:span></text:p>
          <text:list>
            <text:list-item>
              <text:p text:style-name="P5">Schülerdaten</text:p>
              <text:list>
                <text:list-item>
                  <text:p text:style-name="P5">Bearbeitung:</text:p>
                  <text:list>
                    <text:list-item>
                      <text:p text:style-name="P5">hinzufügen</text:p>
                    </text:list-item>
                    <text:list-item>
                      <text:p text:style-name="P5">entfernen</text:p>
                    </text:list-item>
                    <text:list-item>
                      <text:p text:style-name="P5">bearbeiten</text:p>
                    </text:list-item>
                  </text:list>
                </text:list-item>
                <text:list-item>
                  <text:p text:style-name="P5">einsehbare Daten:</text:p>
                  <text:list>
                    <text:list-item>
                      <text:p text:style-name="P5">alles über jeden Schüler</text:p>
                    </text:list-item>
                  </text:list>
                </text:list-item>
              </text:list>
            </text:list-item>
            <text:list-item>
              <text:p text:style-name="P5">Erziehungsberechtigte</text:p>
              <text:list>
                <text:list-item>
                  <text:p text:style-name="P5">Name</text:p>
                </text:list-item>
                <text:list-item>
                  <text:p text:style-name="P5">Vorname</text:p>
                </text:list-item>
                <text:list-item>
                  <text:p text:style-name="P5">einsehbare Kontaktdaten:</text:p>
                  <text:list>
                    <text:list-item>
                      <text:p text:style-name="P5">E-Mail-Adresse</text:p>
                    </text:list-item>
                    <text:list-item>
                      <text:p text:style-name="P5">Telefonnummer</text:p>
                    </text:list-item>
                    <text:list-item>
                      <text:p text:style-name="P5">Handynummer</text:p>
                    </text:list-item>
                  </text:list>
                </text:list-item>
              </text:list>
            </text:list-item>
            <text:list-item>
              <text:p text:style-name="P4">Lehrer</text:p>
              <text:list>
                <text:list-item>
                  <text:p text:style-name="P5">Name</text:p>
                </text:list-item>
                <text:list-item>
                  <text:p text:style-name="P5">Vorname</text:p>
                </text:list-item>
                <text:list-item>
                  <text:p text:style-name="P7">Kürzel</text:p>
                </text:list-item>
                <text:list-item>
                  <text:p text:style-name="P7">Fächer</text:p>
                </text:list-item>
                <text:list-item>
                  <text:p text:style-name="P7">Tutant</text:p>
                </text:list-item>
                <text:list-item>
                  <text:p text:style-name="P7">Klasse</text:p>
                </text:list-item>
                <text:list-item>
                  <text:p text:style-name="P5">Lehrerzimmer (wo vertreten)</text:p>
                </text:list-item>
                <text:list-item>
                  <text:p text:style-name="P5">einsehbare Kontaktdaten:</text:p>
                  <text:list>
                    <text:list-item>
                      <text:p text:style-name="P5">E-Mail-Adresse</text:p>
                    </text:list-item>
                    <text:list-item>
                      <text:p text:style-name="P5">Telefonnummer</text:p>
                    </text:list-item>
                    <text:list-item>
                      <text:p text:style-name="P5">Handynum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2">worauf die </text:span>Verwaltung <text:span text:style-name="T2">Zugriff hat:</text:span></text:p>
          <text:list>
            <text:list-item>
              <text:p text:style-name="P9">(wird noch in Erfahrung gebracht)</text:p>
            </text:list-item>
          </text:list>
        </text:list-item>
        <text:list-item>
          <text:p text:style-name="P5"><text:span text:style-name="T2">worauf die </text:span>Schulleitung <text:span text:style-name="T2">Zugriff hat:</text:span></text:p>
          <text:list>
            <text:list-item>
              <text:p text:style-name="P8">alles über jed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1:07:05.640000000</meta:creation-date>
    <dc:date>2018-02-23T11:30:38.241000000</dc:date>
    <meta:editing-duration>PT23M29S</meta:editing-duration>
    <meta:editing-cycles>8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35" meta:word-count="96" meta:character-count="555" meta:non-whitespace-character-count="528"/>
  </office:meta>
</office:document-meta>
</file>